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Sect1" style:family="section">
      <style:section-properties fo:background-color="#c0c0c0"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Subtitle"><text:initial-creator>chjh</text:initial-creator></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Table of Contents</text:p>
          </text:index-title>
          <text:p text:style-name="Contents_20_1"><text:a xlink:type="simple" xlink:href="#org2ad154b" text:style-name="Internet_20_link" text:visited-style-name="Visited_20_Internet_20_Link">1. Prototype fund application</text:a></text:p>
          <text:p text:style-name="Contents_20_2"><text:a xlink:type="simple" xlink:href="#orgb09535c" text:style-name="Internet_20_link" text:visited-style-name="Visited_20_Internet_20_Link">1.1. An welchen Open-Source-Projekten hast Du/habt Ihr bisher gearbeitet [3max]?</text:a></text:p>
          <text:p text:style-name="Contents_20_2"><text:a xlink:type="simple" xlink:href="#org37b6ae1" text:style-name="Internet_20_link" text:visited-style-name="Visited_20_Internet_20_Link">1.2. Bewerbt Ihr Euch als Team um die Förderung?</text:a></text:p>
          <text:p text:style-name="Contents_20_2"><text:a xlink:type="simple" xlink:href="#org316e57b" text:style-name="Internet_20_link" text:visited-style-name="Visited_20_Internet_20_Link">1.3. Projekttitel</text:a></text:p>
          <text:p text:style-name="Contents_20_2"><text:a xlink:type="simple" xlink:href="#orgcaf5685" text:style-name="Internet_20_link" text:visited-style-name="Visited_20_Internet_20_Link">1.4. Ordne das Projekt einem Bereich zu.</text:a></text:p>
          <text:p text:style-name="Contents_20_2"><text:a xlink:type="simple" xlink:href="#org215e32c" text:style-name="Internet_20_link" text:visited-style-name="Visited_20_Internet_20_Link">1.5. Bezieht sich Dein Projekt auf den Themenschwerpunkt der 6. Runde?*</text:a></text:p>
          <text:p text:style-name="Contents_20_2"><text:a xlink:type="simple" xlink:href="#org25c38e2" text:style-name="Internet_20_link" text:visited-style-name="Visited_20_Internet_20_Link">1.6. Beschreibe Dein Projekt kurz (700 zeichen)</text:a></text:p>
          <text:p text:style-name="Contents_20_2"><text:a xlink:type="simple" xlink:href="#org7c46a0e" text:style-name="Internet_20_link" text:visited-style-name="Visited_20_Internet_20_Link">1.7. Welches gesellschaftliche Problem willst Du mit Deinem Projekt lösen? (700 zeichen)</text:a></text:p>
          <text:p text:style-name="Contents_20_2"><text:a xlink:type="simple" xlink:href="#orga6d0c5f" text:style-name="Internet_20_link" text:visited-style-name="Visited_20_Internet_20_Link">1.8. Wie willst Du Dein Projekt technisch umsetzen? (1300 zeichen)</text:a></text:p>
          <text:p text:style-name="Contents_20_2"><text:a xlink:type="simple" xlink:href="#org249ca9d" text:style-name="Internet_20_link" text:visited-style-name="Visited_20_Internet_20_Link">1.9. Welche ähnlichen Lösungen gibt es schon, und was wird Dein Projekt anders bzw. besser machen? (400 zeichen)</text:a></text:p>
          <text:p text:style-name="Contents_20_2"><text:a xlink:type="simple" xlink:href="#orge397a05" text:style-name="Internet_20_link" text:visited-style-name="Visited_20_Internet_20_Link">1.10. Wer ist die Zielgruppe und wie soll Dein Tool sie erreichen?* (700 zeichen)</text:a></text:p>
          <text:p text:style-name="Contents_20_2"><text:a xlink:type="simple" xlink:href="#org1cc460b" text:style-name="Internet_20_link" text:visited-style-name="Visited_20_Internet_20_Link">1.11. Hast Du schon an der Idee gearbeitet? Wenn ja, beschreibe kurz den aktuellen Stand und erkläre die Neuerung. (700 zeichen)</text:a></text:p>
          <text:p text:style-name="Contents_20_2"><text:a xlink:type="simple" xlink:href="#org0279a16" text:style-name="Internet_20_link" text:visited-style-name="Visited_20_Internet_20_Link">1.12. Link zum bestehenden Projekt (falls vorhanden)</text:a></text:p>
          <text:p text:style-name="Contents_20_2"><text:a xlink:type="simple" xlink:href="#org52048ff" text:style-name="Internet_20_link" text:visited-style-name="Visited_20_Internet_20_Link">1.13. Wie viele Stunden willst Du (bzw. will das Team) in den 6 Monaten Förderzeitraum an der Umsetzung arbeiten?*</text:a></text:p>
          <text:p text:style-name="Contents_20_2"><text:a xlink:type="simple" xlink:href="#org35702ff" text:style-name="Internet_20_link" text:visited-style-name="Visited_20_Internet_20_Link">1.14. Skizziere kurz die wichtigsten Meilensteine, die Du (bzw. das Team) im Förderzeitraum umsetzen willst.</text:a></text:p>
          <text:p text:style-name="Contents_20_2"><text:a xlink:type="simple" xlink:href="#orgf9d6fa6" text:style-name="Internet_20_link" text:visited-style-name="Visited_20_Internet_20_Link">1.15. Wenn meine Projektidee nicht gefördert wird, darf sie trotzdem auf prototypefund.de und in wissenschaftlichen Publikationen rund um das Programm veröffentlicht werden?*</text:a></text:p>
        </text:index-body>
      </text:table-of-content>
      <text:h text:style-name="Heading_20_1" text:outline-level="1"><text:bookmark text:name="org2ad154b"/><text:bookmark-start text:name="OrgXref.org2ad154b"/>Prototype fund application <text:bookmark-end text:name="OrgXref.org2ad154b"/></text:h>
      <text:p text:style-name="Text_20_body"><text:a xlink:type="simple" xlink:href="https://prototypefund.de/" text:style-name="Internet_20_link" text:visited-style-name="Visited_20_Internet_20_Link">website</text:a> <text:a xlink:type="simple" xlink:href="https://prototypefund.de/faq/" text:style-name="Internet_20_link" text:visited-style-name="Visited_20_Internet_20_Link">FAQ</text:a> <text:a xlink:type="simple" xlink:href="https://prototypefund.de/jury/" text:style-name="Internet_20_link" text:visited-style-name="Visited_20_Internet_20_Link">jury</text:a> <text:a xlink:type="simple" xlink:href="https://secure.pt-dlr.de/pt-conference/conference/PrototypeFund6" text:style-name="Internet_20_link" text:visited-style-name="Visited_20_Internet_20_Link">Submission link</text:a> </text:p>
      <text:h text:style-name="Heading_20_2" text:outline-level="2"><text:bookmark text:name="orgb09535c"/><text:bookmark-start text:name="OrgXref.orgb09535c"/>An welchen Open-Source-Projekten hast Du/habt Ihr bisher gearbeitet [3max]? <text:bookmark-end text:name="OrgXref.orgb09535c"/></text:h>
      <text:p text:style-name="Text_20_body"><text:a xlink:type="simple" xlink:href="https://github.com/beakerbrowser" text:style-name="Internet_20_link" text:visited-style-name="Visited_20_Internet_20_Link">Beaker browser</text:a> </text:p>
      <text:p text:style-name="Text_20_body"><text:a xlink:type="simple" xlink:href="https://github.com/datproject" text:style-name="Internet_20_link" text:visited-style-name="Visited_20_Internet_20_Link">Dat protocol</text:a> </text:p>
      <text:p text:style-name="Text_20_body"><text:a xlink:type="simple" xlink:href="https://internethealthreport.org/2018/" text:style-name="Internet_20_link" text:visited-style-name="Visited_20_Internet_20_Link">Mozilla Internet Health Report</text:a> </text:p>
      <text:p text:style-name="Text_20_body"><text:a xlink:type="simple" xlink:href="https://github.com/MicheleNuijten/statcheck/" text:style-name="Internet_20_link" text:visited-style-name="Visited_20_Internet_20_Link">statcheck</text:a> </text:p>
      <text:p text:style-name="Text_20_body"><text:a xlink:type="simple" xlink:href="https://github.com/CenterForOpenScience/osfr" text:style-name="Internet_20_link" text:visited-style-name="Visited_20_Internet_20_Link">osfr</text:a> </text:p>
      <text:p text:style-name="Text_20_body"><text:a xlink:type="simple" xlink:href="https://github.com/mozilla/leadership-training" text:style-name="Internet_20_link" text:visited-style-name="Visited_20_Internet_20_Link">Mozilla Open Leadership Training</text:a> </text:p>
      <text:p text:style-name="Text_20_body"><text:a xlink:type="simple" xlink:href="https://github.com/tomroy/mdtable2csv" text:style-name="Internet_20_link" text:visited-style-name="Visited_20_Internet_20_Link">mdtable2csv</text:a> </text:p>
      <text:h text:style-name="Heading_20_2" text:outline-level="2"><text:bookmark text:name="org37b6ae1"/><text:bookmark-start text:name="OrgXref.org37b6ae1"/>Bewerbt Ihr Euch als Team um die Förderung? <text:bookmark-end text:name="OrgXref.org37b6ae1"/></text:h>
      <text:p text:style-name="Text_20_body">Chris Hubertus Joseph Hartgerink (Rufname: Chris) </text:p>
      <text:h text:style-name="Heading_20_2" text:outline-level="2"><text:bookmark text:name="org316e57b"/><text:bookmark-start text:name="OrgXref.org316e57b"/><text:soft-page-break/>Projekttitel <text:bookmark-end text:name="OrgXref.org316e57b"/></text:h>
      <text:p text:style-name="Text_20_body">Liberate Science </text:p>
      <text:h text:style-name="Heading_20_2" text:outline-level="2"><text:bookmark text:name="orgcaf5685"/><text:bookmark-start text:name="OrgXref.orgcaf5685"/>Ordne das Projekt einem Bereich zu. <text:bookmark-end text:name="OrgXref.orgcaf5685"/></text:h>
      <text:list xml:id="list1278980534" text:style-name="OrgBulletedList">
        <text:list-item>
          <text:p text:style-name="P2"><text:span text:style-name="OrgCode">[ ] </text:span>Civic Tech </text:p>
        </text:list-item>
        <text:list-item>
          <text:p text:style-name="P2"><text:span text:style-name="OrgCode">[ ] </text:span>Datensicherheit </text:p>
        </text:list-item>
        <text:list-item>
          <text:p text:style-name="P2"><text:span text:style-name="OrgCode">[ ] </text:span>Data Literacy </text:p>
        </text:list-item>
        <text:list-item>
          <text:p text:style-name="P2">Infrastruktur </text:p>
        </text:list-item>
      </text:list>
      <text:h text:style-name="Heading_20_2" text:outline-level="2"><text:bookmark text:name="org215e32c"/><text:bookmark-start text:name="OrgXref.org215e32c"/>Bezieht sich Dein Projekt auf den <text:a xlink:type="simple" xlink:href="https://prototypefund.de/faq/" text:style-name="Internet_20_link" text:visited-style-name="Visited_20_Internet_20_Link">Themenschwerpunkt</text:a> der 6. Runde?* <text:bookmark-end text:name="OrgXref.org215e32c"/></text:h>
      <text:list xml:id="list115715772609802" text:style-name="OrgBulletedList">
        <text:list-item>
          <text:p text:style-name="P2">ja </text:p>
        </text:list-item>
        <text:list-item>
          <text:p text:style-name="P2"><text:span text:style-name="OrgCode">[ ] </text:span>nein </text:p>
        </text:list-item>
      </text:list>
      <text:h text:style-name="Heading_20_2" text:outline-level="2"><text:bookmark text:name="org25c38e2"/><text:bookmark-start text:name="OrgXref.org25c38e2"/>Beschreibe Dein Projekt kurz (700 zeichen) <text:bookmark-end text:name="OrgXref.org25c38e2"/></text:h>
      <text:p text:style-name="Text_20_body">Wissenschaftliche Kommunikationsinfrastruktur bauen mit p2p protocol Dat; komplette "after-the-fact" Publikationen umsetzen in teilweise und chronologisch rapportierte "as-you-go" Modulen (zb. Theorie, nächstes Vorhersagen, Design, Materialien, &amp;c). Dies verbessert die Erfüllung der fünf Funktionen des Wissenschaftlichen Kommunikationssystems: </text:p>
      <text:list xml:id="list115714350473936" text:style-name="OrgBulletedList">
        <text:list-item>
          <text:p text:style-name="P2">Entdeckung; alles immer gratis zugänglich </text:p>
        </text:list-item>
        <text:list-item>
          <text:p text:style-name="P2">Bewertung; Module bauen Wissensnetwerk, erleichtert Netwerkbewertungen </text:p>
        </text:list-item>
        <text:list-item>
          <text:p text:style-name="P2">Registrierung; weniger 'Publikationsbias' weil die erste Rapportierung vor dem Resultat passiert </text:p>
        </text:list-item>
        <text:list-item>
          <text:p text:style-name="P2">Zertifizierung; empirische Zyklen eingebaut in Rapportierung </text:p>
        </text:list-item>
        <text:list-item>
          <text:p text:style-name="P2">Archivierung; jeder hilft, alles langfristich zu speichern </text:p>
        </text:list-item>
      </text:list>
      <text:h text:style-name="Heading_20_2" text:outline-level="2"><text:bookmark text:name="org7c46a0e"/><text:bookmark-start text:name="OrgXref.org7c46a0e"/>Welches gesellschaftliche Problem willst Du mit Deinem Projekt lösen? (700 zeichen) <text:bookmark-end text:name="OrgXref.org7c46a0e"/></text:h>
      <text:p text:style-name="Text_20_body">Viel Forschungsgeld wird "weggeschmissen" durch schlechte Wissenschaft (zb. Reproduzierbarkeitskrise). Das Zurückerhalt der Gelder für die Forschungsgruppen und die Gesellschaft fällt niedriger aus, als sie nötig ist. Mit den großen Krisen, die der Mensch lösen muss in Zukunft, ist das ein "Wurzelproblem." </text:p>
      <text:p text:style-name="Text_20_body">In der Kommunikation in der Wissenschaft gibt es viele Probleme. Einige Ursache sind folgende: lange Dauer, Unzugänglichkeit, selektive Publikation, textbasis statt eindrückliche Daten, Verzerrung des emprischen Zyklus. Viele dieser Ursachen werden nur partiell angezeigt, nicht in kombination aller Ursachen. Partielle Lösungen sind auch unpraktisch um die Totalität zu ändern. </text:p>
      <text:h text:style-name="Heading_20_2" text:outline-level="2"><text:bookmark text:name="orga6d0c5f"/><text:bookmark-start text:name="OrgXref.orga6d0c5f"/><text:soft-page-break/>Wie willst Du Dein Projekt technisch umsetzen? (1300 zeichen) <text:bookmark-end text:name="OrgXref.orga6d0c5f"/></text:h>
      <text:p text:style-name="Text_20_body">Das Projekt kennt drei Elemente: API; CLI; GUI. Diese Interaktionen, wo die API die Grundlage von CLI/GUI formt, womit andere Projekten in der Zukunft auch ihre eigene CLI/GUI machen können für dieselbe Wissenschaftliche Information. </text:p>
      <text:p text:style-name="Text_20_body">API wird geschrieben in NodeJS. Mit dem Standardmodul <text:a xlink:type="simple" xlink:href="https://github.com/datproject/dat-node" text:style-name="Internet_20_link" text:visited-style-name="Visited_20_Internet_20_Link">dat-node</text:a> von das Dat Project werden die Basisfunktionen implementiert, zb.: </text:p>
      <text:list xml:id="list115714257575821" text:style-name="OrgBulletedList">
        <text:list-item>
          <text:p text:style-name="P2">Profil/Wissenschaftliche Module ersetzen </text:p>
        </text:list-item>
        <text:list-item>
          <text:p text:style-name="P2">Wissenschaftliche Module registrieren </text:p>
        </text:list-item>
        <text:list-item>
          <text:p text:style-name="P2">registrierte Modulen verifizieren </text:p>
        </text:list-item>
        <text:list-item>
          <text:p text:style-name="P2">Netzwerk von Modulen aufbauen (Daten) </text:p>
        </text:list-item>
        <text:list-item>
          <text:p text:style-name="P2">rehosting von spezifische Versionen von Modulen </text:p>
        </text:list-item>
      </text:list>
      <text:p text:style-name="Text_20_body">CLI vereinfacht es für Wissenschaftler, diese neue Infrastruktur zu nutzen. Das Format der CLI ist dabei vergleichbar mit Git (zb `libscie ACTION TYPE ARGS`). CLI wird in NPM modul implementiert und von den Wissenschftern in der Praxis getestet. </text:p>
      <text:p text:style-name="Text_20_body">GUI wird in Elektron mit Vue.js gebaut. Hier wird eine intuitive Erfahrung aufgebaut, basierend auf die Material Design Prinzipen. GUI wird auch mit Wissenschaftler getestet, um so eine praktische Erfahrung zu entwicklen. </text:p>
      <text:h text:style-name="Heading_20_2" text:outline-level="2"><text:bookmark text:name="org249ca9d"/><text:bookmark-start text:name="OrgXref.org249ca9d"/>Welche ähnlichen Lösungen gibt es schon, und was wird Dein Projekt anders bzw. besser machen? (400 zeichen) <text:bookmark-end text:name="OrgXref.org249ca9d"/></text:h>
      <text:p text:style-name="Text_20_body">Ähnliche Platforms, wo wissenschaftliche Studien kommuniziert worden wenn Wissenschaftler dies wünschen sind <text:a xlink:type="simple" xlink:href="https://osf.io/" text:style-name="Internet_20_link" text:visited-style-name="Visited_20_Internet_20_Link">Open Science Framework</text:a>, <text:a xlink:type="simple" xlink:href="https://artifacts.ai/" text:style-name="Internet_20_link" text:visited-style-name="Visited_20_Internet_20_Link">Artifacts</text:a>. Diese zentralisieren die Daten und entscheiden teilweise, wie das Format wird. Dies bildet eine Unterstützung für das jetztige "after-the-fact" System. Allerdings bietet dies keine gründliche Alternativ. </text:p>
      <text:h text:style-name="Heading_20_2" text:outline-level="2"><text:bookmark text:name="orge397a05"/><text:bookmark-start text:name="OrgXref.orge397a05"/>Wer ist die Zielgruppe und wie soll Dein Tool sie erreichen?* (700 zeichen) <text:bookmark-end text:name="OrgXref.orge397a05"/></text:h>
      <text:p text:style-name="Text_20_body">Die Zielgruppe sind Early Career Researchers (ECRs), weil Sie oft die Problemen in die Wissenschaft erkennen, die Motivierung haben ihre verhältnis zu ändern, und nicht verstehen wieso anno 2019 Forschungskommunikation noch immer so fundamentell Analog ist. </text:p>
      <text:p text:style-name="Text_20_body">Ich bin selber eine Early Career Researcher und hab so ein Netzwerk von Kollegen über die ganze Welt die ich anschreiben kann. Auch hab ich letztes Jahr eine Fellowship bei Mozilla gemacht, die mir unterstützen Leuten zu erreichen. Dabei, geh ich noch immer auf Konferenzen, wo ich das Projekt auch vor kann tragen. So sind viele Optionen um die Erste Braucher zu finden. </text:p>
      <text:h text:style-name="Heading_20_2" text:outline-level="2"><text:bookmark text:name="org1cc460b"/><text:bookmark-start text:name="OrgXref.org1cc460b"/>Hast Du schon an der Idee gearbeitet? Wenn ja, beschreibe kurz den aktuellen Stand und erkläre die Neuerung. (700 zeichen) <text:bookmark-end text:name="OrgXref.org1cc460b"/></text:h>
      <text:p text:style-name="Text_20_body">Ja. </text:p>
      <text:p text:style-name="Text_20_body">Vor zwei Jahren hab ich das Algemeine Entwerp von der Infrastruktur recherchiert als Teil von meine Promovierung, um verschiedene Problemen in die Wissenschaft auf zu heben in eine konsistente und brauchbare Lösung. Die Recherchierung ist basiert auf Wissenschaftliche Studien und der Iterierung von das erste Entwerp mit Wissenschäftler. </text:p>
      <text:p text:style-name="Text_20_body"><text:soft-page-break/>Das Projekt ist jetzt in die übersetzende Fase von das Entwerp in der Programmatur. Das Algemeine Entwerp habe ich letzter August finalisiert, und danach habe ich eine Zeit frei genommen weil ich durch meine alter Job überarbeitet war. Jetzt fange ich mit die Übersetzung an und suche Gelde das ich auch essen kann wenn ich daran Arbeit :) </text:p>
      <text:h text:style-name="Heading_20_2" text:outline-level="2"><text:bookmark text:name="org0279a16"/><text:bookmark-start text:name="OrgXref.org0279a16"/>Link zum bestehenden Projekt (falls vorhanden) <text:bookmark-end text:name="OrgXref.org0279a16"/></text:h>
      <text:p text:style-name="Text_20_body"><text:a xlink:type="simple" xlink:href="https://chartgerink.github.io/2018dat-com" text:style-name="Internet_20_link" text:visited-style-name="Visited_20_Internet_20_Link">https://chartgerink.github.io/2018dat-com</text:a> </text:p>
      <text:h text:style-name="Heading_20_2" text:outline-level="2"><text:bookmark text:name="org52048ff"/><text:bookmark-start text:name="OrgXref.org52048ff"/>Wie viele Stunden willst Du (bzw. will das Team) in den 6 Monaten Förderzeitraum an der Umsetzung arbeiten?* <text:bookmark-end text:name="OrgXref.org52048ff"/></text:h>
      <text:p text:style-name="Text_20_body">Ich kann Volzeit arbeiten an das Projekt für die 6 Monaten (01.09.2019-31.01.2020). Sonst ist es mindestens 6*4*40=960 Stunde. </text:p>
      <text:h text:style-name="Heading_20_2" text:outline-level="2"><text:bookmark text:name="org35702ff"/><text:bookmark-start text:name="OrgXref.org35702ff"/>Skizziere kurz die wichtigsten Meilensteine, die Du (bzw. das Team) im Förderzeitraum umsetzen willst. <text:bookmark-end text:name="OrgXref.org35702ff"/></text:h>
      <text:list xml:id="list115714532933565" text:style-name="OrgBulletedList">
        <text:list-item>
          <text:p text:style-name="P2">Basisfunktionen modulaire Forschungskommunikation implementieren in API </text:p>
        </text:list-item>
        <text:list-item>
          <text:p text:style-name="P2">API in CLI aufheben </text:p>
        </text:list-item>
        <text:list-item>
          <text:p text:style-name="P2">Testrunde CLI mit Wissenschaftler (ein von jedem Kontinent) </text:p>
        </text:list-item>
        <text:list-item>
          <text:p text:style-name="P2">GUI Prototype (basic, kein weitere design) </text:p>
        </text:list-item>
        <text:list-item>
          <text:p text:style-name="P2">Testrunde GUI mit Wissenschaftler (wieder ein von jedem Kontinent) </text:p>
        </text:list-item>
        <text:list-item>
          <text:p text:style-name="P2">GUI v1.0 (mit design) </text:p>
        </text:list-item>
      </text:list>
      <text:h text:style-name="Heading_20_2" text:outline-level="2"><text:bookmark text:name="orgf9d6fa6"/><text:bookmark-start text:name="OrgXref.orgf9d6fa6"/>Wenn meine Projektidee nicht gefördert wird, darf sie trotzdem auf prototypefund.de und in wissenschaftlichen Publikationen rund um das Programm veröffentlicht werden?* <text:bookmark-end text:name="OrgXref.orgf9d6fa6"/></text:h>
      <text:list xml:id="list115714482746987" text:style-name="OrgBulletedList">
        <text:list-item>
          <text:p text:style-name="P2">ja </text:p>
        </text:list-item>
        <text:list-item>
          <text:p text:style-name="P2"><text:span text:style-name="OrgCode">[ ] </text:span>nei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4</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chjh</dc:creator>
    <meta:initial-creator>chjh</meta:initial-creator>
    <dc:date>2019-03-30T11:57:00</dc:date>
    <meta:creation-date>2019-03-30T11:57:00</meta:creation-date>
    <meta:generator>LibreOffice/6.1.5.2$Linux_X86_64 LibreOffice_project/10$Build-2</meta:generator>
    <meta:keyword/>
    <dc:subject/>
    <dc:title/>
    <meta:document-statistic meta:table-count="0" meta:image-count="0" meta:object-count="0" meta:page-count="4" meta:paragraph-count="87" meta:word-count="1062" meta:character-count="7393" meta:non-whitespace-character-count="6377"/>
  </office:meta>
</office:document-meta>
</file>